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270" officeooo:paragraph-rsid="0014c270"/>
    </style:style>
    <style:style style:name="P2" style:family="paragraph" style:parent-style-name="Standard">
      <style:text-properties officeooo:rsid="0014c270" officeooo:paragraph-rsid="001be122"/>
    </style:style>
    <style:style style:name="P3" style:family="paragraph" style:parent-style-name="Standard">
      <style:text-properties officeooo:rsid="00178c78" officeooo:paragraph-rsid="00178c78"/>
    </style:style>
    <style:style style:name="P4" style:family="paragraph" style:parent-style-name="Standard">
      <style:text-properties officeooo:rsid="00178c78" officeooo:paragraph-rsid="001963b6"/>
    </style:style>
    <style:style style:name="P5" style:family="paragraph" style:parent-style-name="Standard">
      <style:text-properties officeooo:rsid="001963b6" officeooo:paragraph-rsid="001963b6"/>
    </style:style>
    <style:style style:name="P6" style:family="paragraph" style:parent-style-name="Standard">
      <style:text-properties officeooo:rsid="001963b6" officeooo:paragraph-rsid="001a1d1a"/>
    </style:style>
    <style:style style:name="P7" style:family="paragraph" style:parent-style-name="Standard">
      <style:text-properties officeooo:rsid="001be122" officeooo:paragraph-rsid="001be122"/>
    </style:style>
    <style:style style:name="P8" style:family="paragraph" style:parent-style-name="Standard">
      <style:text-properties officeooo:rsid="001c1876" officeooo:paragraph-rsid="001c1876"/>
    </style:style>
    <style:style style:name="P9" style:family="paragraph" style:parent-style-name="Standard">
      <style:text-properties officeooo:rsid="001d5f27" officeooo:paragraph-rsid="001d5f27"/>
    </style:style>
    <style:style style:name="P10" style:family="paragraph" style:parent-style-name="Standard">
      <style:text-properties officeooo:rsid="001f344a" officeooo:paragraph-rsid="001f344a"/>
    </style:style>
    <style:style style:name="P11" style:family="paragraph" style:parent-style-name="Standard">
      <style:text-properties officeooo:rsid="002068d5" officeooo:paragraph-rsid="002068d5"/>
    </style:style>
    <style:style style:name="P12" style:family="paragraph" style:parent-style-name="Standard">
      <style:text-properties officeooo:rsid="00212a19" officeooo:paragraph-rsid="00212a19"/>
    </style:style>
    <style:style style:name="P13" style:family="paragraph" style:parent-style-name="Standard">
      <style:text-properties officeooo:rsid="001a1d1a" officeooo:paragraph-rsid="001a1d1a"/>
    </style:style>
    <style:style style:name="P14" style:family="paragraph" style:parent-style-name="Standard">
      <style:text-properties officeooo:rsid="002265b1" officeooo:paragraph-rsid="002857a1"/>
    </style:style>
    <style:style style:name="P15" style:family="paragraph" style:parent-style-name="Standard">
      <style:text-properties officeooo:rsid="002aa675" officeooo:paragraph-rsid="002aa675"/>
    </style:style>
    <style:style style:name="T1" style:family="text">
      <style:text-properties officeooo:rsid="00156b6c"/>
    </style:style>
    <style:style style:name="T2" style:family="text">
      <style:text-properties officeooo:rsid="001963b6"/>
    </style:style>
    <style:style style:name="T3" style:family="text">
      <style:text-properties officeooo:rsid="001a39e1"/>
    </style:style>
    <style:style style:name="T4" style:family="text">
      <style:text-properties officeooo:rsid="001be122"/>
    </style:style>
    <style:style style:name="T5" style:family="text">
      <style:text-properties officeooo:rsid="001c1876"/>
    </style:style>
    <style:style style:name="T6" style:family="text">
      <style:text-properties officeooo:rsid="001d2c1e"/>
    </style:style>
    <style:style style:name="T7" style:family="text">
      <style:text-properties officeooo:rsid="001d5f27"/>
    </style:style>
    <style:style style:name="T8" style:family="text">
      <style:text-properties officeooo:rsid="001f344a"/>
    </style:style>
    <style:style style:name="T9" style:family="text">
      <style:text-properties officeooo:rsid="002270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zień dobry,</text:p>
      <text:p text:style-name="P1">chciałbym omówić z Panią mój projekt „Okienka”.</text:p>
      <text:p text:style-name="P11">Oto własności klas, które udało mi się wymyślić.</text:p>
      <text:p text:style-name="P11"/>
      <text:p text:style-name="P7">Frame_properties:</text:p>
      <text:p text:style-name="P7">- klasa bazowa dla klas Main_frame i Frame</text:p>
      <text:p text:style-name="P7">- <text:span text:style-name="T7">klasa abstrakcyjna (wymusza metodę cast() )</text:span></text:p>
      <text:p text:style-name="P7">- posiada <text:span text:style-name="T5">wszystkie potrzebne dane do stowrzenia ramki tz. położenie, wymiary, odpowiednie wypełnienie znakami</text:span></text:p>
      <text:p text:style-name="P7">- <text:span text:style-name="T7">posiada listę wskaźników typu Frame na „dzieci” w przyszłej hierarchii</text:span></text:p>
      <text:p text:style-name="P7">- <text:span text:style-name="T7">zawiera nazwę string</text:span></text:p>
      <text:p text:style-name="P7"/>
      <text:p text:style-name="P8">Main_frame:</text:p>
      <text:p text:style-name="P8">- dziedziczy po Frame_properies</text:p>
      <text:p text:style-name="P8">- jest to główna ramka, poza którą nie da się wyjść</text:p>
      <text:p text:style-name="P8">- posiada kontener danych 2D, w którym mieszczą się wszystkie pozostałe ramki</text:p>
      <text:p text:style-name="P8">- <text:span text:style-name="T6">metoda</text:span> cast umożliwia wymodelowanie głownej ramki <text:span text:style-name="T6">(ustawienie w kontenerze wierzchołków, krawędzi)</text:span></text:p>
      <text:p text:style-name="P8">- <text:span text:style-name="T7">posiada przeciążony operator strumienia wyjścia</text:span></text:p>
      <text:p text:style-name="P8">- <text:span text:style-name="T7">posiada zmienną „filling”, która trzyma znak wypełnienia ramki</text:span></text:p>
      <text:p text:style-name="P8"/>
      <text:p text:style-name="P9">Frame:</text:p>
      <text:p text:style-name="P9">- klasa zagnieżdżona w Main_frame i dziedzicząca po Frame_properties</text:p>
      <text:p text:style-name="P9">- posiada metodę cast już z wbudowaną kontrolą (modeluje tylko w obrębie swojej ramki)</text:p>
      <text:p text:style-name="P9">- <text:span text:style-name="T8">przeciążenie operatora indeksowania w taki sposób, aby można było mieć dostęp tylko do swojej części tablicy w obrębie ramki</text:span></text:p>
      <text:p text:style-name="P9">-</text:p>
      <text:p text:style-name="P9"/>
      <text:p text:style-name="P10">Pozostałe specyficzne klasy będą dziedziczyły po Frame, dzięki czemu będą mogły korzystać z dostępnych metod kształtowania wnętrza ramki. Obsługa wyłącznie w terminalu z wykorzystaniem komend. </text:p>
      <text:p text:style-name="P10"/>
      <text:p text:style-name="P11">Czy taka implementacja spełnia wymogi projektu? Jeżeli będzie miała Pani jakieś pytania, proszę pisać przez maila.</text:p>
      <text:p text:style-name="P11"/>
      <text:p text:style-name="P12">Z wyrazami szacunku</text:p>
      <text:p text:style-name="P12">Mateusz Kordowski</text:p>
      <text:p text:style-name="P2"/>
      <text:p text:style-name="P2">Main_frame to plansza, poza którą nie da się wyjść. Sama klasa zawiera kontener 2D, który po wypełnieniu będzie pokazywany użytkownikowi w terminalu. <text:span text:style-name="T4">Jest to główny kontener, na którym będą wykonywane wszystkie operacje dodawania nowych okienek.</text:span> <text:span text:style-name="T1">Zawiera ona jeszcze wektor wskaźników na obiekty typu Frame(jej dzieci).</text:span> Klasa Frame zawiera nazwę(która będzie używana do identyfikacji <text:span text:style-name="T1">przez użytkownika </text:span>w <text:span text:style-name="T1">hierarchi), listę wskaźników swoich dzieci typu Frame oraz wskaźnik na ojca typu Frame. Myślę, że dzięki temu będzie możliwa dosyć łatwa modyfikacja hierarchii. Najwyższe w hierarchi obiekty typu Frame będzie można rozpoznać po nullptr na wskaźniku ojca. Dodatkowo każdy Frame zwiera wskaźnik na Main_frame, dzięki czemu łatwo wrócić do góry hierarhii.</text:span></text:p>
      <text:p text:style-name="P3">Klasa Frame będzie dziedziczona przez inne klasy, które będą dodawały nowe właściwości. Wszystko będzie obsługiwane w terminalu przez komendy.</text:p>
      <text:p text:style-name="P3">Klasa Frame umożliwia zmianę jej parametrów również w sensie geometrycznym, wypełnianie krawędzi, wierzchołków.</text:p>
      <text:p text:style-name="P3">Klasa Main_frame umożliwia wypełnienie obszaru dowolnym lub domyślnym znakiem.</text:p>
      <text:p text:style-name="P5"><text:soft-page-break/>Chcąc dodać nowe elementy, będzie trzeba zrzutować na wskaźnik typu Frame i tam <text:span text:style-name="T3">dołączyć do dowolnego obiektu typu Frame.</text:span></text:p>
      <text:p text:style-name="P3"/>
      <text:p text:style-name="P3"/>
      <text:p text:style-name="P4">Klasa Frame umożliwia łatwe sprawdzenie, czy ramka nie wychodzi poza wyznaczony obszar czy też <text:span text:style-name="T2">umożliwi sprawdzenie, czy dodany nowy obiekt w Frame nie przekracza jej wymiarów.</text:span></text:p>
      <text:p text:style-name="P4"/>
      <text:p text:style-name="P6">Rysuje jakiś przedmiot i potem, sprawdzając czy mogę, dołączam go do Frame w określonym punkcie.</text:p>
      <text:p text:style-name="P13">Przeciążenie operatora [] dla Frame (tylko w jego obrębie)</text:p>
      <text:p text:style-name="P13"/>
      <text:p text:style-name="P13"/>
      <text:p text:style-name="P13"/>
      <text:p text:style-name="P13"/>
      <text:p text:style-name="P13"/>
      <text:p text:style-name="P14">Jeżeli chodzi o wyjątki, to jedynie konstruktory klas Frame czy Main_frame mogą zgłosić wyjątek (zwrócą wskaźnik na obiekt). Inne funkcje takie jak zmiana pozycji czy zmiana wymiarów zwrócą wartoś<text:span text:style-name="T9">ci</text:span> true. <text:span text:style-name="T9">Klasa Frame_properties nie będzie klasą abstrakcyjną, mimo że jest klasą bazową wszystkich innych klas, ponieważ ma bardzo długi konstruktor listy inicjalizacyjnej, przez co trzeba byłoby powielać niewygodny kod. Ogólnie kontruktory są długie ale nieskomplikowane, ponieważ trzeba zdefiniować położenie, znaki na krawędziach itp.</text:span></text:p>
      <text:p text:style-name="P15">Zakładam, że ramka dziecko może się nakładać na ramkę rodzica, czyli maksymalnie może mieć ten sam rozmiar, co rodzic.</text:p>
      <text:p text:style-name="P14"><text:span text:style-name="T9">Zapis do pliku będzie binarny. Będę w nim zapisywał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3:06:38.875434762</meta:creation-date>
    <dc:date>2018-05-27T22:10:58.439952304</dc:date>
    <meta:editing-duration>PT6H21M36S</meta:editing-duration>
    <meta:editing-cycles>10</meta:editing-cycles>
    <meta:generator>LibreOffice/5.1.6.2$Linux_X86_64 LibreOffice_project/10m0$Build-2</meta:generator>
    <meta:document-statistic meta:table-count="0" meta:image-count="0" meta:object-count="0" meta:page-count="2" meta:paragraph-count="36" meta:word-count="525" meta:character-count="3669" meta:non-whitespace-character-count="3178"/>
  </office:meta>
</office:document-meta>
</file>